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3" svg:font-family="'Wingdings 3'" style:font-charset="x-symbol"/>
    <style:font-face style:name="Lucida Sans1" svg:font-family="'Lucida Sans'" style:font-family-generic="swis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style:font-name-asian="SimSun" style:font-name-complex="Lucida Sans"/>
    </style:style>
    <style:style style:name="T1" style:family="text">
      <style:text-properties style:font-name="Wingdings 3" style:font-name-asian="Wingdings 3" style:font-name-complex="Wingdings 3"/>
    </style:style>
    <style:style style:name="T2" style:family="text">
      <style:text-properties fo:color="#3b2322" style:font-name="Monaco" fo:font-size="12pt" style:font-name-asian="Monaco" style:font-size-asian="12pt" style:font-name-complex="Monaco"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vZendo.org Object Shell – User Guide</text:p>
      <text:p text:style-name="Standard"/>
      <text:p text:style-name="Standard">Overview</text:p>
      <text:p text:style-name="Standard">The DevZendo.org Object Shell (hereafter: dzsh) is a small shell language interpreter loosely inspired by Unix shells and Microsoft PowerShell. It is written in Scala, with the vocabulary extensible via plugins. Rather than constructing pipelines of commands that pass text, dzsh can pipe streams of structures/objects between components. Pipelines can be composed and filtered in arbitrary connection graphs. Commands may be built in, or external – in which case, they have String input and output. Each command in a pipeline executes in its own thread. The language supports </text:p>
      <text:p text:style-name="Standard"/>
      <text:p text:style-name="Standard">It can run as a console interpreter, inside its own GUI console (for systems with deficient consoles, e.g. Windows), and can be launched with a script directly, or used as a Maven Plugin. It is intended for small scripts, as a replacement for conventional shells, and to replace Ant and the Maven Antrun Plugin. It is not intended for programming in the large – later enhancements such as namespaces and optional typing may aid that, but this isn't its immediate goal. Use as an interactive command line is aided by comprehensive editing and history support.</text:p>
      <text:p text:style-name="Standard"/>
      <text:p text:style-name="Standard"/>
      <text:p text:style-name="Standard"/>
      <text:p text:style-name="Standard">Installation</text:p>
      <text:p text:style-name="Standard"/>
      <text:p text:style-name="Standard">Running the shell:</text:p>
      <text:p text:style-name="Standard"/>
      <text:p text:style-name="Standard">After installing, the shell is launched by:</text:p>
      <text:p text:style-name="Standard">Mac OS X: &lt;install path&gt;/bin/dzsh</text:p>
      <text:p text:style-name="Standard">Windows: &lt;install path&gt;/dzsh.exe</text:p>
      <text:p text:style-name="Standard">Linux: &lt;install path&gt;/bin/dzsh</text:p>
      <text:p text:style-name="Standard"/>
      <text:p text:style-name="Standard">The banner is shown (unless you use the -nobanner option), and the default prompt is ]</text:p>
      <text:p text:style-name="Standard">You may now enter command pipelines interactively...</text:p>
      <text:p text:style-name="Standard"/>
      <text:p text:style-name="Standard">Syntax is shown by running dzsh -help.</text:p>
      <text:p text:style-name="Standard"/>
      <text:p text:style-name="Standard"/>
      <text:p text:style-name="Standard">A tour of interactive use</text:p>
      <text:p text:style-name="Standard">Exiting dzsh to the shell that ran it</text:p>
      <text:p text:style-name="Standard">] exit <text:span text:style-name="T1"></text:span></text:p>
      <text:p text:style-name="P1">$ (back to your existing shell... so launch again...) dzsh</text:p>
      <text:p text:style-name="P1">] ^C</text:p>
      <text:p text:style-name="P1">$ (back to your existing shell... so launch again...) dzsh</text:p>
      <text:p text:style-name="P1"/>
      <text:p text:style-name="P1">Showing the version:</text:p>
      <text:p text:style-name="P1">$ dzsh -version</text:p>
      <text:p text:style-name="P1">DevZendo.org Object Shell 0.0.1-SNAPSHOT</text:p>
      <text:p text:style-name="P1">$</text:p>
      <text:p text:style-name="P1"># The version is also available as a variable:</text:p>
      <text:p text:style-name="P1">$ dzsh</text:p>
      <text:p text:style-name="P1">] listVariables</text:p>
      <text:p text:style-name="P1">SHELL_VERSION=List(0.0.1-SNAPSHOT)</text:p>
      <text:p text:style-name="P1"/>
      <text:p text:style-name="P1">Exploring the current interpreter context:</text:p>
      <text:p text:style-name="Standard"><text:soft-page-break/>] listPlugins <text:span text:style-name="T1"></text:span></text:p>
      <text:p text:style-name="Standard">Internal</text:p>
      <text:p text:style-name="Standard">Commands</text:p>
      <text:p text:style-name="Standard">Logging</text:p>
      <text:p text:style-name="Standard">Experimental</text:p>
      <text:p text:style-name="Standard">Control</text:p>
      <text:p text:style-name="Standard">Plugins</text:p>
      <text:p text:style-name="Standard">Variables</text:p>
      <text:p text:style-name="Standard">Operators</text:p>
      <text:p text:style-name="Standard"/>
      <text:p text:style-name="Standard">] listCommands</text:p>
      <text:p text:style-name="Standard">(!,Operators)</text:p>
      <text:p text:style-name="Standard">(!=,Operators)</text:p>
      <text:p text:style-name="Standard">(%,Operators)</text:p>
      <text:p text:style-name="Standard">(&amp;,Operators)</text:p>
      <text:p text:style-name="Standard">(&amp;&amp;,Operators)</text:p>
      <text:p text:style-name="Standard">(*,Operators)</text:p>
      <text:p text:style-name="Standard">(+,Operators)</text:p>
      <text:p text:style-name="Standard">(-,Operators)</text:p>
      <text:p text:style-name="Standard">(/,Operators)</text:p>
      <text:p text:style-name="Standard">(&lt;,Operators)</text:p>
      <text:p text:style-name="Standard">(&lt;&lt;,Operators)</text:p>
      <text:p text:style-name="Standard">(&lt;=,Operators)</text:p>
      <text:p text:style-name="Standard">(&lt;&gt;,Operators)</text:p>
      <text:p text:style-name="Standard">(==,Operators)</text:p>
      <text:p text:style-name="Standard">(&gt;,Operators)</text:p>
      <text:p text:style-name="Standard">(&gt;=,Operators)</text:p>
      <text:p text:style-name="Standard">(&gt;&gt;,Operators)</text:p>
      <text:p text:style-name="Standard">(&gt;&gt;&gt;,Operators)</text:p>
      <text:p text:style-name="Standard">(^,Operators)</text:p>
      <text:p text:style-name="Standard">(^^,Operators)</text:p>
      <text:p text:style-name="Standard">(cat,Experimental)</text:p>
      <text:p text:style-name="Standard">(count,Experimental)</text:p>
      <text:p text:style-name="Standard">(cut,Experimental)</text:p>
      <text:p text:style-name="Standard">(echo,Experimental)</text:p>
      <text:p text:style-name="Standard">(envargs,Experimental)</text:p>
      <text:p text:style-name="Standard">(eq,Operators)</text:p>
      <text:p text:style-name="Standard">(exit,Internal)</text:p>
      <text:p text:style-name="Standard">(filterRegex,Experimental)</text:p>
      <text:p text:style-name="Standard">(if,Control)</text:p>
      <text:p text:style-name="Standard">(listCommands,Commands)</text:p>
      <text:p text:style-name="Standard">(listPlugins,Plugins)</text:p>
      <text:p text:style-name="Standard">(listVariables,Variables)</text:p>
      <text:p text:style-name="Standard">(logDebug,Logging)</text:p>
      <text:p text:style-name="Standard">(logError,Logging)</text:p>
      <text:p text:style-name="Standard">(logFatal,Logging)</text:p>
      <text:p text:style-name="Standard">(logInfo,Logging)</text:p>
      <text:p text:style-name="Standard">(logVerbose,Logging)</text:p>
      <text:p text:style-name="Standard">(logWarn,Logging)</text:p>
      <text:p text:style-name="Standard">(ne,Operators)</text:p>
      <text:p text:style-name="Standard">(quit,Internal)</text:p>
      <text:p text:style-name="Standard">(|,Operators)</text:p>
      <text:p text:style-name="Standard"><text:soft-page-break/>(||,Operators)</text:p>
      <text:p text:style-name="Standard">(~,Operators)</text:p>
      <text:p text:style-name="Standard">(¬,Operators)</text:p>
      <text:p text:style-name="Standard">(≤,Operators)</text:p>
      <text:p text:style-name="Standard">(≥,Operators)</text:p>
      <text:p text:style-name="Standard"/>
      <text:p text:style-name="Standard">Here we see a list of all built-in commands and which plugins provide each. There is a rich set of operators and logging commands.</text:p>
      <text:p text:style-name="Standard"/>
      <text:p text:style-name="Standard">] listVariables</text:p>
      <text:p text:style-name="Standard">SHELL_VERSION=List(0.0.1-SNAPSHOT)</text:p>
      <text:p text:style-name="Standard"/>
      <text:p text:style-name="Standard">Only the shell's version is defined as a variable initially. Variable values are all lists.</text:p>
      <text:p text:style-name="Standard"/>
      <text:p text:style-name="Standard">Logging</text:p>
      <text:p text:style-name="Standard">$ dzsh -level <text:s/></text:p>
      <text:p text:style-name="Standard"># Switches output to show log levels – dzsh output is handled by log4j</text:p>
      <text:p text:style-name="Standard"># and you can enable -level, -classes, -threads, -times.</text:p>
      <text:p text:style-name="Standard"># You can set the default log level to DEBUG with -debug and to WARN with -warn.</text:p>
      <text:p text:style-name="Standard"># Full log4j output is achieved with -debugall</text:p>
      <text:p text:style-name="Standard"/>
      <text:p text:style-name="Standard">] listPlugins</text:p>
      <text:p text:style-name="Standard">INFO <text:s/>Variables</text:p>
      <text:p text:style-name="Standard">INFO <text:s/>Logging</text:p>
      <text:p text:style-name="Standard">INFO <text:s/>Commands</text:p>
      <text:p text:style-name="Standard">INFO <text:s/>Internal</text:p>
      <text:p text:style-name="Standard">INFO <text:s/>Plugins</text:p>
      <text:p text:style-name="Standard">INFO <text:s/>Operators</text:p>
      <text:p text:style-name="Standard">INFO <text:s/>Experimental</text:p>
      <text:p text:style-name="Standard">INFO <text:s/>Control</text:p>
      <text:p text:style-name="Standard">INFO <text:s/>Version</text:p>
      <text:p text:style-name="Standard"/>
      <text:p text:style-name="Standard"># In your scripts, or interactively, you can produce output at any of the log4j levels:</text:p>
      <text:p text:style-name="Standard">] logInfo “hell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3" svg:font-family="'Wingdings 3'" style:font-charset="x-symbol"/>
    <style:font-face style:name="Lucida Sans1" svg:font-family="'Lucida Sans'" style:font-family-generic="swis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4-20T08:18:44</meta:creation-date>
    <dc:date>2016-07-04T08:27:58</dc:date>
    <meta:editing-duration>P9DT10H26M24S</meta:editing-duration>
    <meta:editing-cycles>4</meta:editing-cycles>
    <meta:generator>OpenOffice/4.1.1$Unix OpenOffice.org_project/411m6$Build-9775</meta:generator>
    <meta:document-statistic meta:table-count="0" meta:image-count="0" meta:object-count="0" meta:page-count="3" meta:paragraph-count="106" meta:word-count="502" meta:character-count="3539"/>
  </office:meta>
</office:document-meta>
</file>